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236c" officeooo:paragraph-rsid="0019236c"/>
    </style:style>
    <style:style style:name="T1" style:family="text">
      <style:text-properties officeooo:rsid="001abf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 is the maximum value of the array <text:span text:style-name="T1">so far</text:span>. No the max function does not enforce this loop invariant properly because it changes ret's value to the next value of the array when ret is greater than the next value. It returns the minumum instead.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3:26:27.160159769</meta:creation-date>
    <dc:date>2017-02-14T14:10:15.821908046</dc:date>
    <meta:editing-duration>PT10M30S</meta:editing-duration>
    <meta:editing-cycles>2</meta:editing-cycles>
    <meta:generator>LibreOffice/4.3.3.2$Linux_X86_64 LibreOffice_project/430m0$Build-2</meta:generator>
    <meta:document-statistic meta:table-count="0" meta:image-count="0" meta:object-count="0" meta:page-count="1" meta:paragraph-count="1" meta:word-count="46" meta:character-count="247" meta:non-whitespace-character-count="201"/>
  </office:meta>
</office:document-meta>
</file>